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text-properties officeooo:rsid="000944f7" officeooo:paragraph-rsid="000944f7"/>
    </style:style>
    <style:style style:name="P2" style:family="paragraph" style:parent-style-name="Standard">
      <style:text-properties officeooo:rsid="000b870b" officeooo:paragraph-rsid="000b870b"/>
    </style:style>
    <style:style style:name="P3" style:family="paragraph" style:parent-style-name="Standard">
      <style:text-properties officeooo:paragraph-rsid="000b870b"/>
    </style:style>
    <style:style style:name="P4" style:family="paragraph" style:parent-style-name="Heading_20_1" style:master-page-name="Standard">
      <style:paragraph-properties style:page-number="auto"/>
    </style:style>
    <style:style style:name="P5" style:family="paragraph" style:parent-style-name="List_20_Paragraph" style:list-style-name="WWNum1">
      <style:text-properties officeooo:paragraph-rsid="000944f7"/>
    </style:style>
    <style:style style:name="P6" style:family="paragraph" style:parent-style-name="List_20_Paragraph" style:list-style-name="WWNum2"/>
    <style:style style:name="P7" style:family="paragraph" style:parent-style-name="List_20_Paragraph" style:list-style-name="WWNum2">
      <style:text-properties officeooo:paragraph-rsid="000944f7"/>
    </style:style>
    <style:style style:name="P8" style:family="paragraph" style:parent-style-name="List_20_Paragraph" style:list-style-name="L1">
      <style:text-properties officeooo:rsid="000944f7" officeooo:paragraph-rsid="000944f7"/>
    </style:style>
    <style:style style:name="P9" style:family="paragraph" style:parent-style-name="List_20_Paragraph" style:list-style-name="WWNum2">
      <style:text-properties officeooo:rsid="000a37df" officeooo:paragraph-rsid="000a37df"/>
    </style:style>
    <style:style style:name="P10" style:family="paragraph" style:parent-style-name="List_20_Paragraph" style:list-style-name="L2">
      <style:text-properties fo:font-size="8pt" officeooo:paragraph-rsid="000944f7" style:font-size-asian="8pt" style:font-size-complex="8pt"/>
    </style:style>
    <style:style style:name="P11" style:family="paragraph" style:parent-style-name="List_20_Paragraph" style:list-style-name="L2">
      <style:text-properties fo:font-size="8pt" officeooo:rsid="000a37df" officeooo:paragraph-rsid="000944f7" style:font-size-asian="8pt" style:font-size-complex="8pt"/>
    </style:style>
    <style:style style:name="T1" style:family="text">
      <style:text-properties officeooo:rsid="000944f7"/>
    </style:style>
    <style:style style:name="T2" style:family="text">
      <style:text-properties officeooo:rsid="000a7b40"/>
    </style:style>
    <style:style style:name="T3" style:family="text">
      <style:text-properties officeooo:rsid="000a37df"/>
    </style:style>
    <style:style style:name="T4" style:family="text">
      <style:text-properties officeooo:rsid="000b870b"/>
    </style:style>
    <text:list-style style:name="L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lan voor IPASS</text:h>
      <text:h text:style-name="Heading_20_2" text:outline-level="2">Preambule met</text:h>
      <text:p text:style-name="Standard">Naam: <text:span text:style-name="T1">Mike Hoogendoorn</text:span></text:p>
      <text:p text:style-name="Standard">Studentnummer: 1747536</text:p>
      <text:p text:style-name="Standard">Email adres: <text:span text:style-name="T1">mike.hoogendoorn@student.hu.nl</text:span></text:p>
      <text:p text:style-name="Standard">Datum van document: <text:span text:style-name="T2">02-07-2019</text:span></text:p>
      <text:h text:style-name="Heading_20_2" text:outline-level="2">Beschrijving project</text:h>
      <text:p text:style-name="Standard">Welke hardware ga je gebruiken?</text:p>
      <text:list xml:id="list354154061" text:style-name="WWNum1">
        <text:list-item>
          <text:p text:style-name="P5"><text:a xlink:type="simple" xlink:href="https://www.adafruit.com/product/364" text:style-name="Internet_20_link" text:visited-style-name="Visited_20_Internet_20_Link"><text:span text:style-name="T1">Adafruit pn532 nfc/rfid breakout board </text:span></text:a><text:span text:style-name="T1">/ </text:span><text:a xlink:type="simple" xlink:href="https://www.nxp.com/docs/en/user-guide/141520.pdf" text:style-name="Internet_20_link" text:visited-style-name="Visited_20_Internet_20_Link"><text:span text:style-name="T1">Datasheet</text:span></text:a></text:p>
        </text:list-item>
        <text:list-item>
          <text:p text:style-name="P5"><text:a xlink:type="simple" xlink:href="https://store.arduino.cc/due" text:style-name="Internet_20_link" text:visited-style-name="Visited_20_Internet_20_Link"><text:span text:style-name="T1">Arduino Due</text:span></text:a></text:p>
        </text:list-item>
      </text:list>
      <text:p text:style-name="Standard">Welke library ga je maken?</text:p>
      <text:list xml:id="list4200481806" text:style-name="WWNum2">
        <text:list-item>
          <text:p text:style-name="P7">Wat doet de library?</text:p>
        </text:list-item>
      </text:list>
      <text:list xml:id="list1198761600" text:style-name="L1">
        <text:list-item>
          <text:p text:style-name="P8">NFC kaarten lezen en schrijven.</text:p>
        </text:list-item>
        <text:list-item>
          <text:p text:style-name="P8">Informatie van de PN532 opvragen (Firmware versie etc.)</text:p>
        </text:list-item>
        <text:list-item>
          <text:p text:style-name="P8">De paar extra gpio poorten kunnen lezen en schrijven. (hoog/laag.)</text:p>
        </text:list-item>
        <text:list-item>
          <text:p text:style-name="P8">Al het bovenstaande via I2C of SPI.</text:p>
        </text:list-item>
      </text:list>
      <text:p text:style-name="P1"/>
      <text:p text:style-name="P1"/>
      <text:list xml:id="list195652898831190" text:continue-list="list4200481806" text:style-name="WWNum2">
        <text:list-item>
          <text:p text:style-name="P6">Als je het al weet: welke methoden (C++ functies: functienaam + argumenten) in de klassen?<text:line-break/></text:p>
        </text:list-item>
      </text:list>
      <text:list xml:id="list3120295140" text:style-name="L2">
        <text:list-item>
          <text:p text:style-name="P10"><text:span text:style-name="T3">void pn532_reset();</text:span></text:p>
        </text:list-item>
        <text:list-item>
          <text:p text:style-name="P11">void samconfig();</text:p>
        </text:list-item>
        <text:list-item>
          <text:p text:style-name="P11">void read_status_byte();</text:p>
        </text:list-item>
        <text:list-item>
          <text:p text:style-name="P11">bool read_ack_nack();</text:p>
        </text:list-item>
        <text:list-item>
          <text:p text:style-name="P11">void write( uint8_t bytes_out[], size_t &amp; size_out, uint8_t timeout = 5 );</text:p>
        </text:list-item>
        <text:list-item>
          <text:p text:style-name="P11">void read( uint8_t bytes_in[], size_t &amp; size_in );</text:p>
        </text:list-item>
        <text:list-item>
          <text:p text:style-name="P11">void get_firmware_version();</text:p>
        </text:list-item>
        <text:list-item>
          <text:p text:style-name="P11">void read_gpio( std::array&lt;uint8_t, 3&gt; &amp; gpio_states );</text:p>
        </text:list-item>
        <text:list-item>
          <text:p text:style-name="P11">void write_gpio( uint8_t gpio_p3, uint8_t gpio_p7 );</text:p>
        </text:list-item>
        <text:list-item>
          <text:p text:style-name="P11">void get_card_uid( std::array&lt;uint8_t, 7&gt; &amp; uid );</text:p>
        </text:list-item>
      </text:list>
      <text:p text:style-name="List_20_Paragraph"/>
      <text:p text:style-name="List_20_Paragraph"/>
      <text:list xml:id="list195654658499711" text:continue-list="list195652898831190" text:style-name="WWNum2">
        <text:list-item>
          <text:p text:style-name="P6">Wat maakt de library ‘moeilijk’/uitdagend? (applicatie of library moet voldoende uitdagend zijn)</text:p>
          <text:p text:style-name="P9">Het schrijven van een correct werkende NFC library via comunnicatie protocollen waar ik nog vrijwel geen ervaring mee heb.</text:p>
        </text:list-item>
      </text:list>
      <text:p text:style-name="Standard">Welke applicatie ga je maken? </text:p>
      <text:list xml:id="list195653657187750" text:continue-numbering="true" text:style-name="WWNum2">
        <text:list-item>
          <text:p text:style-name="P6">Hoe heet de applicatie?</text:p>
          <text:p text:style-name="P9">NFC lock that displays custom message from the NFC cards eeprom.</text:p>
        </text:list-item>
        <text:list-item>
          <text:p text:style-name="P6">Wat doet de applicatie?</text:p>
          <text:p text:style-name="P9">De applicatie laat op een LCD zien wat er op de eeprom van de nfc kaart geschreven staat als het een door het systeem bekend card ID heeft.</text:p>
        </text:list-item>
        <text:list-item>
          <text:p text:style-name="P6">Wat maakt de applicatie ‘moeilijk’/uitdagend? (applicatie of library moet voldoende uitdagend zijn)</text:p>
          <text:p text:style-name="P9"><text:soft-page-break/>Het combineren van meerdere libraries en hardware zonder dat de verschillende libraries met elkaar in de knoop zitten.</text:p>
        </text:list-item>
      </text:list>
      <text:h text:style-name="Heading_20_2" text:outline-level="2">Risicobeheersing project (dit mag ook in bovenstaande beschrijving)<text:bookmark text:name="_GoBack"/></text:h>
      <text:p text:style-name="Standard">Welke versies zie je in de library en applicatie?</text:p>
      <text:p text:style-name="P2">Meerdere “work in progress” versies, met bij elke versie meer functionaliteit of optimalisaties.</text:p>
      <text:p text:style-name="Standard">Hoe ga je toch iets opleveren als het tegenzit?</text:p>
      <text:p text:style-name="P2">Al mijn werk staat op een private github die na de beoordeling publiek zal worden gemaakt. Doordat alles hier opgeslagen staat kan ik zelfs als een specifiek deel niet lukt alsnog een groot deel van het project opleveren.</text:p>
      <text:p text:style-name="P3"><text:span text:style-name="T4">Link: </text:span><text:a xlink:type="simple" xlink:href="https://github.com/thisismike97/PN532-Library" text:style-name="Internet_20_link" text:visited-style-name="Visited_20_Internet_20_Link"><text:span text:style-name="T4">PN532 library githu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Kop_20_2_20_Char" style:display-name="Kop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Kop_20_1_20_Char" style:display-name="Kop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style:num-suffix="." style:num-format="1" text:start-value="0">
        <style:list-level-properties text:list-level-position-and-space-mode="label-alignment">
          <style:list-level-label-alignment text:label-followed-by="listtab" fo:text-indent="-0.25in" fo:margin-left="0.7417in"/>
        </style:list-level-properties>
      </text:list-level-style-number>
      <text:list-level-style-bullet text:level="2" text:style-name="ListLabel_20_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st Schalken-Pinkster</meta:initial-creator>
    <meta:editing-cycles>4</meta:editing-cycles>
    <meta:creation-date>2016-05-24T07:28:00</meta:creation-date>
    <dc:date>2019-07-02T19:56:52.753228697</dc:date>
    <meta:editing-duration>PT2H31M47S</meta:editing-duration>
    <meta:generator>LibreOffice/6.2.4.2$Linux_X86_64 LibreOffice_project/20$Build-2</meta:generator>
    <meta:document-statistic meta:table-count="0" meta:image-count="0" meta:object-count="0" meta:page-count="2" meta:paragraph-count="42" meta:word-count="354" meta:character-count="2219" meta:non-whitespace-character-count="1927"/>
    <meta:user-defined meta:name="AppVersion">15.0000</meta:user-defined>
    <meta:user-defined meta:name="ContentTypeId">0x0101003214218695A6384D943ED44B61844F7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